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max_depth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n_e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cc</text:p>
          </table:table-cell>
        </table:table-row>
        <table:table-row table:style-name="ro1">
          <table:table-cell office:value-type="string" calcext:value-type="string">
            <text:p>GBM1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float" office:value="1564.35072" calcext:value-type="float">
            <text:p>1564.35072</text:p>
          </table:table-cell>
        </table:table-row>
        <table:table-row table:style-name="ro1">
          <table:table-cell office:value-type="string" calcext:value-type="string">
            <text:p>GBM2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" office:value-type="float" office:value="1229.86348" calcext:value-type="float">
            <text:p>1229.86348</text:p>
          </table:table-cell>
        </table:table-row>
        <table:table-row table:style-name="ro1">
          <table:table-cell office:value-type="string" calcext:value-type="string">
            <text:p>GBM3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" office:value-type="float" office:value="1157.83598" calcext:value-type="float">
            <text:p>1157.83598</text:p>
          </table:table-cell>
        </table:table-row>
        <table:table-row table:style-name="ro1">
          <table:table-cell office:value-type="string" calcext:value-type="string">
            <text:p>GBM4</text:p>
          </table:table-cell>
          <table:table-cell office:value-type="float" office:value="5" calcext:value-type="float">
            <text:p>5</text:p>
          </table:table-cell>
          <table:table-cell office:value-type="float" office:value="0.045" calcext:value-type="float">
            <text:p>0.045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" office:value-type="float" office:value="1149.71724" calcext:value-type="float">
            <text:p>1149.71724</text:p>
          </table:table-cell>
        </table:table-row>
        <table:table-row table:style-name="ro1">
          <table:table-cell office:value-type="string" calcext:value-type="string">
            <text:p>GBM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20 min</text:p>
          </table:table-cell>
          <table:table-cell/>
        </table:table-row>
        <table:table-row table:style-name="ro1">
          <table:table-cell office:value-type="string" calcext:value-type="string">
            <text:p>GBM6</text:p>
          </table:table-cell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.02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" office:value-type="float" office:value="1145.71157" calcext:value-type="float">
            <text:p>1145.71157</text:p>
          </table:table-cell>
        </table:table-row>
        <table:table-row table:style-name="ro1">
          <table:table-cell office:value-type="string" calcext:value-type="string">
            <text:p>GBM7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string" calcext:value-type="string">
            <text:p>GBM8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string" calcext:value-type="string">
            <text:p>GBM9</text:p>
          </table:table-cell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.02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string" calcext:value-type="string">
            <text:p>GBM10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 style:data-style-name="N2" text:time-value="00:13:03.7433375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08:02:25.221384708</meta:creation-date>
    <dc:date>2016-10-27T10:44:19.306020719</dc:date>
    <meta:editing-duration>PT8H39M42S</meta:editing-duration>
    <meta:editing-cycles>11</meta:editing-cycles>
    <meta:generator>LibreOffice/4.2.8.2$Linux_X86_64 LibreOffice_project/420m0$Build-2</meta:generator>
    <meta:document-statistic meta:table-count="1" meta:cell-count="54" meta:object-count="0"/>
  </office:meta>
</office:document-meta>
</file>